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reateRule.BeanCreateRule( ElementDescriptor descriptor , Class beanClass , boolean match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begin( Attributes attribut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BeanCreateRule.BeanCreateRule( ElementDescriptor descriptor , Context context , String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addChildR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CreateRule.createBean( 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eanCreateRule.BeanCreateRule( ElementDescriptor descriptor ,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body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BeanCreateRule( ElementDescriptor descriptor , Class beanClass , Context context , String pathPrefix , boolean match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CreateRule.setLog( Log 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BeanCreateRule( ElementDescriptor descriptor , Class beanClass , String pathPrefix , boolean match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reateRule.BeanCreateRule( ElementDescriptor descriptor , Class beanClass , String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getClass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getBean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addRule( String path , Rule ru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CreateRule.addChildRules( String prefix , ElementDescriptor currentDescripto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8">
            <text:p text:style-name="Table_20_Contents">28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BeanCreateRule.setClassNameAttribute( String class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eRule.getElementDescriptor( ElementDescriptor property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CreateRule.en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eanCreateRule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CreateRule.addPrimitiveTypeRule( String path , final ElementDescriptor child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reateRule.BeanCreateRule( ElementDescriptor descriptor , Context context , String pathPrefix , boolean match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reateRule.getBeansBy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